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5-07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5-03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4-07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4-03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3-12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3-09-2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3-06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3-03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2-09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2-06-2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2-03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1-09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1-07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1-03-1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0-12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0-09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0-06-1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20-03-0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9-12-1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9-09-1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9-06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9-03-2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8-12-19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8-09-2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8-06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7-06-0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7-03-1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6-10-0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6-07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6-03-1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5-09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5-06-0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5-03-1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5-01-21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4-10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4-06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4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4-01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3-09-2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3-06-25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305</text:p>
          </table:table-cell>
          <table:table-cell office:value-type="string" calcext:value-type="string">
            <text:p>01N/10E-18DDA</text:p>
          </table:table-cell>
          <table:table-cell office:value-type="string" calcext:value-type="string">
            <text:p>2013-03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